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2" style:family="paragraph" style:parent-style-name="Standard">
      <style:text-properties fo:font-style="italic" style:font-style-asian="italic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margin-left="1.249cm" fo:margin-right="0cm" fo:text-indent="1.249cm" style:auto-text-indent="false"/>
    </style:style>
    <style:style style:name="P5" style:family="paragraph" style:parent-style-name="Standard">
      <style:paragraph-properties fo:margin-left="1.249cm" fo:margin-right="0cm" fo:text-indent="1.238cm" style:auto-text-indent="false"/>
    </style:style>
    <style:style style:name="P6" style:family="paragraph" style:parent-style-name="Standard" style:master-page-name="Standard">
      <style:paragraph-properties style:page-number="auto"/>
    </style:style>
    <style:style style:name="T1" style:family="text">
      <style:text-properties fo:font-style="italic" style:font-style-asian="italic"/>
    </style:style>
    <style:style style:name="T2" style:family="text">
      <style:text-properties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quipe Colesterol:</text:p>
      <text:p text:style-name="Standard"/>
      <text:p text:style-name="P1">CHUBBY (Manual de jogo)</text:p>
      <text:p text:style-name="P1"/>
      <text:p text:style-name="P2">Chubby é um jogo de aventura, do tipo sidescroller, no qual o seu objetivo é atravessar a fase antes que o tempo acabe. Cada fase contem uma série de obstáculos que deverão ser evitados através das manobras do personagem principal. Segue abaixo uma lista de manobras disponíveis no jogo:</text:p>
      <text:p text:style-name="P2"/>
      <text:p text:style-name="Standard"><text:span text:style-name="T1"><text:tab/></text:span><text:span text:style-name="T2">SPRINT ( <text:s/>Comando: → ← <text:s/>→ (repetidas vezes))</text:span></text:p>
      <text:p text:style-name="P4">Aumenta a velocidade do personagem, tome cuidado para não correr de mais e não conseguir desviar dos obstáculos.</text:p>
      <text:p text:style-name="P3"><text:tab/></text:p>
      <text:p text:style-name="P3"><text:tab/>SLIDE ( <text:s/>Comando: <text:s/>↓ (segure))</text:p>
      <text:p text:style-name="P5"><text:span text:style-name="T2">A</text:span>baixa o personagem para passar por baixo certos obstáculos, <text:s/>tome cuidado, pois enquanto desliza, você perde velocidade, devido ao atrito.</text:p>
      <text:p text:style-name="P3"/>
      <text:p text:style-name="P3"><text:tab/>ROLL ( <text:s/>Comando: → ↓ <text:s/>← <text:s/>)</text:p>
      <text:p text:style-name="P5">Quando o personagem esta caindo de uma <text:s/>altura grande, você precisa comandar um ROLL enquanto ele esta no ar, para que quando caia, amorteça a queda com um rolamento, caso contrário, o personagem quebra as pernas com o impacto e perde uma vida. </text:p>
      <text:p text:style-name="P3"/>
      <text:p text:style-name="P3"><text:tab/>PULO ( <text:s/>Comando: ↑ (segure))</text:p>
      <text:p text:style-name="Standard"><text:span text:style-name="T2"><text:tab/><text:tab/></text:span>Um simples pulo para desviar de alguns obstáculos.</text:p>
      <text:p text:style-name="Standard"/>
      <text:p text:style-name="P2">Durante a fase, você tem 3 chances de chegar até o fim. Senão você começará a fase do início. Ao terminar uma fase, será acionada uma sequência de imagens, o desfecho do final depende de você! Durante algumas imagens, você deverá apertar um botão indicado na tela, se você acertar todos, o desfecho da história será positivo, caso contrário, será negativ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pt" fo:country="BR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Texto_20_de_20_comentário" style:display-name="Texto de comentário" style:family="paragraph" style:parent-style-name="Standard">
      <style:text-properties fo:font-size="10pt" style:font-size-asian="10pt" style:font-size-complex="10pt"/>
    </style:style>
    <style:style style:name="Assunto_20_do_20_comentário" style:display-name="Assunto do comentário" style:family="paragraph" style:parent-style-name="Texto_20_de_20_comentário" style:next-style-name="Texto_20_de_20_comentário">
      <style:text-properties fo:font-weight="bold" style:font-weight-asian="bold" style:font-weight-complex="bold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Absatz-Standardschriftart" style:family="text"/>
    <style:style style:name="Fonte_20_parág._20_padrão" style:display-name="Fonte parág. padrão" style:family="text"/>
    <style:style style:name="Endnote_20_Symbol" style:display-name="Endnote Symbol" style:family="text" style:parent-style-name="Fonte_20_parág._20_padrão">
      <style:text-properties style:text-position="super 58%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quipe Colesterol:</dc:title>
    <meta:initial-creator>Note-Lucas</meta:initial-creator>
    <meta:creation-date>2010-12-06T13:37:00</meta:creation-date>
    <dc:creator>Note-Lucas</dc:creator>
    <dc:date>2010-12-06T13:37:00</dc:date>
    <meta:editing-cycles>2</meta:editing-cycles>
    <meta:editing-duration>PT574H11M08S</meta:editing-duration>
    <meta:document-statistic meta:table-count="0" meta:image-count="0" meta:object-count="0" meta:page-count="1" meta:paragraph-count="13" meta:word-count="230" meta:character-count="1365"/>
    <meta:generator>OpenOffice.org/3.0$Linux OpenOffice.org_project/300m15$Build-9379</meta:generator>
  </office:meta>
</office:document-meta>
</file>